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8105cm" style:use-optimal-column-width="true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2" table:style-name="ce3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xing slides for Monday's steering goup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25T11:12:23Z</dc:date>
    <meta:editing-cycles>1</meta:editing-cycles>
    <meta:editing-duration>PT243S</meta:editing-duration>
  </office:meta>
</office:document-meta>
</file>